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Arial" style:font-family-asian="Arial" style:font-family-complex="Arial" fo:background-color="transparent" fo:color="#007fff"/>
    </style:style>
    <style:style style:name="T3" style:family="text">
      <style:text-properties fo:font-size="19.00pt" fo:font-weight="bold" fo:font-family="Arial" style:font-family-asian="Arial" style:font-family-complex="Arial" fo:background-color="transparent" fo:color="#007fff"/>
    </style:style>
    <style:style style:name="T4" style:family="text">
      <style:text-properties fo:font-size="19.00pt" fo:font-weight="bold" fo:font-family="Arial" style:font-family-asian="Arial" style:font-family-complex="Arial" fo:background-color="transparent" fo:color="#5f5f9f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7.00pt" fo:font-weight="bold" fo:font-family="Arial" style:font-family-asian="Arial" style:font-family-complex="Arial" fo:background-color="transparent" fo:color="#5f5f9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center">
        <style:tab-stops>
          <style:tab-stop style:position="137.25pt"/>
        </style:tab-stops>
      </style:paragraph-properties>
    </style:style>
    <style:style style:name="P2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3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4" style:family="paragraph">
      <style:paragraph-properties fo:line-height="115.00%" fo:text-align="justify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7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8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9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10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11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14" style:family="paragraph">
      <style:paragraph-properties fo:line-height="115.00%" fo:text-align="justify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18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19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20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21" style:family="paragraph">
      <style:paragraph-properties fo:line-height="100.00%" fo:text-align="left" fo:margin-left="2.75pt" fo:text-indent="-2.75pt">
        <style:tab-stops>
          <style:tab-stop style:position="94.00pt"/>
          <style:tab-stop style:position="3286.90pt" style:type="center"/>
        </style:tab-stops>
      </style:paragraph-properties>
    </style:style>
    <style:style style:name="P22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23" style:family="paragraph">
      <style:paragraph-properties fo:line-height="100.00%" fo:text-align="left" fo:margin-left="6.05pt" fo:text-indent="-2.75pt">
        <style:tab-stops>
          <style:tab-stop style:position="87.70pt"/>
          <style:tab-stop style:position="3283.60pt" style:type="center"/>
        </style:tab-stops>
      </style:paragraph-properties>
    </style:style>
    <style:style style:name="P24" style:family="paragraph">
      <style:paragraph-properties fo:line-height="115.00%" fo:text-align="justify"/>
    </style:style>
    <style:style style:name="P25" style:family="paragraph">
      <style:paragraph-properties fo:line-height="115.00%" fo:text-align="left">
        <style:tab-stops>
          <style:tab-stop style:position="137.25pt"/>
        </style:tab-stops>
      </style:paragraph-properties>
    </style:style>
    <style:style style:name="P26" style:family="paragraph">
      <style:paragraph-properties fo:line-height="100.00%" fo:text-align="left" fo:margin-left="6.05pt" fo:text-indent="-2.75pt">
        <style:tab-stops>
          <style:tab-stop style:position="87.70pt"/>
          <style:tab-stop style:position="3283.60pt" style:type="center"/>
        </style:tab-stops>
      </style:paragraph-properties>
    </style:style>
    <style:style style:name="P27" style:family="paragraph">
      <style:paragraph-properties fo:line-height="100.00%" fo:text-align="left" fo:margin-left="6.05pt" fo:text-indent="-2.75pt">
        <style:tab-stops>
          <style:tab-stop style:position="87.70pt"/>
          <style:tab-stop style:position="3283.60pt" style:type="center"/>
        </style:tab-stops>
      </style:paragraph-properties>
    </style:style>
    <style:style style:name="P28" style:family="paragraph">
      <style:paragraph-properties fo:line-height="115.00%" fo:text-align="justify"/>
    </style:style>
    <style:style style:name="P29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30" style:family="paragraph">
      <style:paragraph-properties fo:line-height="100.00%" fo:text-align="left" fo:margin-left="6.05pt" fo:text-indent="-2.75pt">
        <style:tab-stops>
          <style:tab-stop style:position="87.70pt"/>
          <style:tab-stop style:position="3283.60pt" style:type="center"/>
        </style:tab-stops>
      </style:paragraph-properties>
    </style:style>
    <style:style style:name="P31" style:family="paragraph">
      <style:paragraph-properties fo:line-height="115.00%" fo:text-align="justify"/>
    </style:style>
    <style:style style:name="P32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33" style:family="paragraph">
      <style:paragraph-properties fo:line-height="100.00%" fo:text-align="left" fo:margin-left="6.05pt" fo:text-indent="-2.75pt">
        <style:tab-stops>
          <style:tab-stop style:position="87.70pt"/>
          <style:tab-stop style:position="3283.60pt" style:type="center"/>
        </style:tab-stops>
      </style:paragraph-properties>
    </style:style>
    <style:style style:name="P34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P35" style:family="paragraph">
      <style:paragraph-properties fo:line-height="100.00%" fo:text-align="left" fo:margin-left="2.75pt" fo:text-indent="-2.75pt">
        <style:tab-stops>
          <style:tab-stop style:position="107.50pt"/>
          <style:tab-stop style:position="3286.90pt" style:type="center"/>
        </style:tab-stops>
      </style:paragraph-properties>
    </style:style>
    <style:style style:name="P36" style:family="paragraph">
      <style:paragraph-properties fo:line-height="115.00%" fo:text-align="justify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 fo:margin-left="2.75pt" fo:text-indent="-2.75pt">
        <style:tab-stops>
          <style:tab-stop style:position="107.50pt"/>
          <style:tab-stop style:position="3286.90pt" style:type="center"/>
        </style:tab-stops>
      </style:paragraph-properties>
    </style:style>
    <style:style style:name="P39" style:family="paragraph">
      <style:paragraph-properties fo:line-height="100.00%" fo:text-align="left" fo:margin-left="2.75pt" fo:text-indent="-2.75pt">
        <style:tab-stops>
          <style:tab-stop style:position="107.50pt"/>
          <style:tab-stop style:position="3286.90pt" style:type="center"/>
        </style:tab-stops>
      </style:paragraph-properties>
    </style:style>
    <style:style style:name="P40" style:family="paragraph">
      <style:paragraph-properties fo:line-height="115.00%" fo:text-align="justify"/>
    </style:style>
    <style:style style:name="P41" style:family="paragraph">
      <style:paragraph-properties fo:line-height="100.00%" fo:text-align="left" fo:margin-left="2.75pt" fo:text-indent="-2.75pt">
        <style:tab-stops>
          <style:tab-stop style:position="107.50pt"/>
          <style:tab-stop style:position="3286.90pt" style:type="center"/>
        </style:tab-stops>
      </style:paragraph-properties>
    </style:style>
    <style:style style:name="P42" style:family="paragraph">
      <style:paragraph-properties fo:line-height="115.00%" fo:text-align="justify"/>
    </style:style>
    <style:style style:name="P43" style:family="paragraph">
      <style:paragraph-properties fo:line-height="100.00%" fo:text-align="left" fo:margin-left="2.75pt" fo:text-indent="-2.75pt">
        <style:tab-stops>
          <style:tab-stop style:position="107.50pt"/>
          <style:tab-stop style:position="3286.90pt" style:type="center"/>
        </style:tab-stops>
      </style:paragraph-properties>
    </style:style>
    <style:style style:name="P44" style:family="paragraph">
      <style:paragraph-properties fo:line-height="115.00%" fo:text-align="justify"/>
    </style:style>
    <style:style style:name="P45" style:family="paragraph">
      <style:paragraph-properties fo:line-height="115.00%" fo:text-align="left"/>
    </style:style>
    <style:style style:name="P46" style:family="paragraph">
      <style:paragraph-properties fo:line-height="100.00%" fo:text-align="left" fo:margin-left="2.75pt" fo:text-indent="-2.75pt">
        <style:tab-stops>
          <style:tab-stop style:position="107.50pt"/>
          <style:tab-stop style:position="3286.90pt" style:type="center"/>
        </style:tab-stops>
      </style:paragraph-properties>
    </style:style>
    <style:style style:name="P47" style:family="paragraph">
      <style:paragraph-properties fo:line-height="115.00%" fo:text-align="justify"/>
    </style:style>
    <style:style style:name="P48" style:family="paragraph">
      <style:paragraph-properties fo:line-height="100.00%" fo:text-align="left" fo:margin-left="2.75pt" fo:text-indent="-2.75pt">
        <style:tab-stops>
          <style:tab-stop style:position="107.50pt"/>
          <style:tab-stop style:position="3286.90pt" style:type="center"/>
        </style:tab-stops>
      </style:paragraph-properties>
    </style:style>
    <style:style style:name="P49" style:family="paragraph">
      <style:paragraph-properties fo:line-height="115.00%" fo:text-align="justify"/>
    </style:style>
    <style:style style:name="P50" style:family="paragraph">
      <style:paragraph-properties fo:line-height="100.00%" fo:text-align="left" fo:margin-left="2.75pt" fo:text-indent="-2.75pt">
        <style:tab-stops>
          <style:tab-stop style:position="107.50pt"/>
          <style:tab-stop style:position="3286.90pt" style:type="center"/>
        </style:tab-stops>
      </style:paragraph-properties>
    </style:style>
    <style:style style:name="P51" style:family="paragraph">
      <style:paragraph-properties fo:line-height="115.00%" fo:text-align="justify">
        <style:tab-stops>
          <style:tab-stop style:position="137.25pt"/>
        </style:tab-stops>
      </style:paragraph-properties>
    </style:style>
    <style:style style:name="TableColumn0100" style:family="table-column">
      <style:table-column-properties style:column-width="1.343750in"/>
    </style:style>
    <style:style style:name="TableColumn0101" style:family="table-column">
      <style:table-column-properties style:column-width="5.354167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1.343750in"/>
    </style:style>
    <style:style style:name="TableColumn0201" style:family="table-column">
      <style:table-column-properties style:column-width="5.354167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1.302083in"/>
    </style:style>
    <style:style style:name="TableColumn0301" style:family="table-column">
      <style:table-column-properties style:column-width="5.354167in"/>
    </style:style>
    <style:style style:name="Table03" style:family="table">
      <style:table-properties style:width="6.65625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1.531250in"/>
    </style:style>
    <style:style style:name="TableColumn0401" style:family="table-column">
      <style:table-column-properties style:column-width="5.197917in"/>
    </style:style>
    <style:style style:name="Table04" style:family="table">
      <style:table-properties style:width="6.72916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<text:s/></text:span><text:span text:style-name="T2"><text:s/></text:span><text:span text:style-name="T3"><text:s/></text:span><text:span text:style-name="T4">Obaro I. Johnson</text:span></text:p>
      <text:p text:style-name="P1"><text:a xlink:href="mailto:johnson.obaro@hotmail.com"><text:span text:style-name="T6">johnson.obaro@hotmail.com</text:span></text:a><text:span text:style-name="T7">, </text:span></text:p>
      <text:p text:style-name="P1"><text:span text:style-name="T8">+44(0)7423004067, 07393873549</text:span></text:p>
      <text:p text:style-name="P1"><text:span text:style-name="T9"/></text:p>
      <text:p text:style-name="P1"><text:span text:style-name="T10">Software<text:s text:c="2"/>Engineer </text:span></text:p>
      <text:p text:style-name="P2"><text:span text:style-name="T11"/></text:p>
      <text:p text:style-name="P2"><text:span text:style-name="T12">Profile</text:span></text:p>
      <text:p text:style-name="P2"><text:span text:style-name="T13"/></text:p>
      <text:p text:style-name="P2"><text:span text:style-name="T14">I studied computer science at the University of West London, I was fortunate to graduate with a<text:s/></text:span><text:span text:style-name="T15">ﬁ</text:span><text:span text:style-name="T16">rst class degree(Hons). I have gained industrial experiences from my previous education and work in my career as a software engineer. I have had the opportunity to work with<text:s text:c="2"/>Iris software, Tripleplay-Services and<text:s text:c="2"/>Johnson Control<text:s/></text:span><text:span text:style-name="T17">–</text:span><text:span text:style-name="T18"><text:s/>Tyco Fire Panel as a software engineer. Furthermore, I have also undertaken other different job roles as the computer instructor. I</text:span><text:span text:style-name="T19">’</text:span><text:span text:style-name="T20">m a quick learner and also keen to learn new skills with the ability to work in a challenging environment and able to solve a complex problem to the best of my knowledge.</text:span></text:p>
      <text:p text:style-name="P2"><text:span text:style-name="T21"/></text:p>
      <text:p text:style-name="P2"><text:span text:style-name="T22">I’m looking for the opportunity that is motivating and also to work with teams that are open to new technology and ideas.</text:span></text:p>
      <text:p text:style-name="P2"><text:span text:style-name="T23"/></text:p>
      <text:p text:style-name="P2"><text:span text:style-name="T23"/></text:p>
      <text:p text:style-name="P2"><text:span text:style-name="T24">Base Skills</text:span></text:p>
      <text:p text:style-name="P2"><text:span text:style-name="T25"/></text:p>
      <text:p text:style-name="P2"><text:span text:style-name="T26">•</text:span><text:span text:style-name="T27"><text:s/>Knowledge on<text:s text:c="2"/>HTML, CSS, PHP,<text:s text:c="2"/>NodeJs, ReactJs, Web API</text:span></text:p>
      <text:p text:style-name="P2"><text:span text:style-name="T28">•</text:span><text:span text:style-name="T29"><text:s text:c="2"/>C/C++ , C# and VB.Net , Java, Python</text:span></text:p>
      <text:p text:style-name="P2"><text:span text:style-name="T30">•</text:span><text:span text:style-name="T31"><text:s/>Win32 API and QT GUI Framework, Window MFC and WPF Framework.</text:span></text:p>
      <text:p text:style-name="P2"><text:span text:style-name="T32">•</text:span><text:span text:style-name="T33"><text:s/>Web Services, RestFul API </text:span></text:p>
      <text:p text:style-name="P2"><text:span text:style-name="T34">•</text:span><text:span text:style-name="T35"><text:s/>Knowledge on Design Pattern, OOP and SOLID Principle </text:span></text:p>
      <text:p text:style-name="P2"><text:span text:style-name="T36">•</text:span><text:span text:style-name="T37"><text:s/>Databases and SQL</text:span></text:p>
      <text:p text:style-name="P2"><text:span text:style-name="T38"/></text:p>
      <text:p text:style-name="P2"><text:span text:style-name="T38"/></text:p>
      <text:p text:style-name="P2"><text:span text:style-name="T39">Others Skills </text:span></text:p>
      <text:p text:style-name="P2"><text:span text:style-name="T40"/></text:p>
      <text:p text:style-name="P2"><text:span text:style-name="T41">-Knowledge in Mathematics.</text:span></text:p>
      <text:p text:style-name="P2"><text:span text:style-name="T41">- Understanding of<text:s text:c="2"/>Graphical Hardware and 3D Programming. </text:span></text:p>
      <text:p text:style-name="P2"><text:span text:style-name="T41">- Problem solving skills,</text:span></text:p>
      <text:p text:style-name="P2"><text:span text:style-name="T41">- SQL/Mysql and Oracle database</text:span></text:p>
      <text:p text:style-name="P2"><text:span text:style-name="T41">- Knowledge on Relational Database/ Uniform Modeling Language(UML),</text:span></text:p>
      <text:p text:style-name="P2"><text:span text:style-name="T41">- Embedded System Programming - Amino Settop boxes (IPTV)</text:span></text:p>
      <text:p text:style-name="P2"><text:span text:style-name="T41">- Knowledge on Supervision Controls SVN,<text:s text:c="2"/>Code<text:s/></text:span><text:span text:style-name="T42">Collaborator</text:span><text:span text:style-name="T43"><text:s/>Git and Integrity(MKS). -Basic skills in Financial Trading.</text:span></text:p>
      <text:p text:style-name="P2"><text:span text:style-name="T43">- Knowledge on X86 Assembler Programming</text:span></text:p>
      <text:p text:style-name="P2"><text:span text:style-name="T43">- C++ 11 and C++ 14 STL<text:s text:c="2"/>and Socket Programming</text:span></text:p>
      <text:p text:style-name="P2"><text:span text:style-name="T43">- Visual Studio IDE and QT Creator </text:span></text:p>
      <text:p text:style-name="P2"><text:span text:style-name="T43"/></text:p>
      <text:p text:style-name="P2"><text:span text:style-name="T43"><text:s text:c="3"/></text:span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5">Working Experience</text:span></text:p>
      <text:p text:style-name="P2"><text:span text:style-name="T4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47">Company<text:s/></text:span><text:span text:style-name="T48"/></text:p>
          </table:table-cell>
          <table:table-cell table:style-name="TableCell010001">
            <text:p text:style-name="P5"><text:span text:style-name="T49">Johnson Control<text:s/></text:span><text:span text:style-name="T50">–</text:span><text:span text:style-name="T51"><text:s/>Tyco Fire Panel<text:s text:c="2"/>(</text:span><text:span text:style-name="T52">12th Dec.2016<text:s/></text:span><text:span text:style-name="T53">−</text:span><text:span text:style-name="T54"><text:s/>Current</text:span><text:span text:style-name="T55">)</text:span><text:span text:style-name="T56"/></text:p>
          </table:table-cell>
        </table:table-row>
        <table:table-row table:style-name="TableRow0101">
          <table:table-cell table:style-name="TableCell010100">
            <text:p text:style-name="P8"><text:span text:style-name="T57">Role</text:span><text:span text:style-name="T58"/></text:p>
          </table:table-cell>
          <table:table-cell table:style-name="TableCell010101">
            <text:p text:style-name="P8"><text:span text:style-name="T59">C#/C++ Window Software Engineer<text:s/></text:span><text:span text:style-name="T60"/></text:p>
          </table:table-cell>
        </table:table-row>
        <table:table-row table:style-name="TableRow0102">
          <table:table-cell table:style-name="TableCell010200">
            <text:p text:style-name="P10"><text:span text:style-name="T61">Duties</text:span><text:span text:style-name="T62"/></text:p>
          </table:table-cell>
          <table:table-cell table:style-name="TableCell010201">
            <text:p text:style-name="P10"><text:span text:style-name="T63">- Maintaining and debugging existing software to be able to reduce<text:s text:c="9"/>system bugs</text:span></text:p>
            <text:p text:style-name="P10"><text:span text:style-name="T63">- Testing exists system software to specification andrequirements</text:span></text:p>
            <text:p text:style-name="P10"><text:span text:style-name="T63">- Writing and implementing new application features and requirement.</text:span></text:p>
            <text:p text:style-name="P10"><text:span text:style-name="T63">- Working on a new NG PANEL CONFIGURATION Tools using the C# and WPF.</text:span></text:p>
            <text:p text:style-name="P10"><text:span text:style-name="T64"/></text:p>
          </table:table-cell>
        </table:table-row>
      </table:table>
      <text:p text:style-name="P12"><text:span text:style-name="T64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4"><text:span text:style-name="T65">Company<text:s/></text:span><text:span text:style-name="T66"/></text:p>
          </table:table-cell>
          <table:table-cell table:style-name="TableCell020001">
            <text:p text:style-name="P15"><text:span text:style-name="T67">Tripleplay-Services<text:s text:c="2"/>(</text:span><text:span text:style-name="T68">4th Apirl 2016<text:s/></text:span><text:span text:style-name="T69">−</text:span><text:span text:style-name="T70"><text:s/>12th Auguest 2016</text:span><text:span text:style-name="T71">)</text:span><text:span text:style-name="T72"/></text:p>
          </table:table-cell>
        </table:table-row>
        <table:table-row table:style-name="TableRow0201">
          <table:table-cell table:style-name="TableCell020100">
            <text:p text:style-name="P18"><text:span text:style-name="T73">Role</text:span><text:span text:style-name="T74"/></text:p>
          </table:table-cell>
          <table:table-cell table:style-name="TableCell020101">
            <text:p text:style-name="P18"><text:span text:style-name="T75">Software Engineer<text:s/></text:span><text:span text:style-name="T76"/></text:p>
          </table:table-cell>
        </table:table-row>
        <table:table-row table:style-name="TableRow0202">
          <table:table-cell table:style-name="TableCell020200">
            <text:p text:style-name="P20"><text:span text:style-name="T77">Duties</text:span><text:span text:style-name="T78"/></text:p>
          </table:table-cell>
          <table:table-cell table:style-name="TableCell020201">
            <text:p text:style-name="P20"><text:span text:style-name="T79">- Maintaining and debugging existing software to be able to reduce system bugs</text:span></text:p>
            <text:p text:style-name="P20"><text:span text:style-name="T79">- Testing exists system software to specification andrequirements</text:span></text:p>
            <text:p text:style-name="P20"><text:span text:style-name="T79">-Writing and implementing new application features.</text:span><text:span text:style-name="T80"/></text:p>
          </table:table-cell>
        </table:table-row>
      </table:table>
      <text:p text:style-name="P22"><text:span text:style-name="T81"><text:s text:c="3"/>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4"><text:span text:style-name="T83">Company<text:s/></text:span><text:span text:style-name="T84"/></text:p>
          </table:table-cell>
          <table:table-cell table:style-name="TableCell030001">
            <text:p text:style-name="P25"><text:span text:style-name="T85">Iris Software London (</text:span><text:span text:style-name="T86">4th August 2014 to 26th September 2014)</text:span><text:span text:style-name="T87"/></text:p>
          </table:table-cell>
        </table:table-row>
        <table:table-row table:style-name="TableRow0301">
          <table:table-cell table:style-name="TableCell030100">
            <text:p text:style-name="P28"><text:span text:style-name="T88">Role</text:span><text:span text:style-name="T89"/></text:p>
          </table:table-cell>
          <table:table-cell table:style-name="TableCell030101">
            <text:p text:style-name="P29"><text:span text:style-name="T90">C+ + /C# Software Engineer<text:s/></text:span><text:span text:style-name="T91"/></text:p>
          </table:table-cell>
        </table:table-row>
        <table:table-row table:style-name="TableRow0302">
          <table:table-cell table:style-name="TableCell030200">
            <text:p text:style-name="P31"><text:span text:style-name="T92">Duties</text:span><text:span text:style-name="T93"/></text:p>
          </table:table-cell>
          <table:table-cell table:style-name="TableCell030201">
            <text:p text:style-name="P32"><text:span text:style-name="T94"><text:s/></text:span><text:span text:style-name="T95">−</text:span><text:span text:style-name="T96"><text:s/>Debugging and reducing existing system bugs</text:span></text:p>
            <text:p text:style-name="P32"><text:span text:style-name="T97"><text:s/></text:span><text:span text:style-name="T98">−</text:span><text:span text:style-name="T99"><text:s/>Integrating new features into existing product</text:span></text:p>
            <text:p text:style-name="P32"><text:span text:style-name="T100"><text:s/></text:span><text:span text:style-name="T101">−</text:span><text:span text:style-name="T102"><text:s/>Implementing POC for new features</text:span><text:span text:style-name="T103"/></text:p>
          </table:table-cell>
        </table:table-row>
      </table:table>
      <text:p text:style-name="P34"><text:span text:style-name="T103"/></text:p>
      <text:p text:style-name="P34"><text:span text:style-name="T104">Education History</text:span></text:p>
      <text:p text:style-name="P34"><text:span text:style-name="T105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36"><text:span text:style-name="T106">Institution</text:span><text:span text:style-name="T107"/></text:p>
          </table:table-cell>
          <table:table-cell table:style-name="TableCell040001">
            <text:p text:style-name="P37"><text:span text:style-name="T108">West London University(Comp. Science) 1st class(Hons.)</text:span><text:span text:style-name="T109"/></text:p>
          </table:table-cell>
        </table:table-row>
        <table:table-row table:style-name="TableRow0401">
          <table:table-cell table:style-name="TableCell040100">
            <text:p text:style-name="P40"><text:span text:style-name="T110">Period<text:s/></text:span><text:span text:style-name="T111"/></text:p>
          </table:table-cell>
          <table:table-cell table:style-name="TableCell040101">
            <text:p text:style-name="P40"><text:span text:style-name="T112">2012<text:s/></text:span><text:span text:style-name="T113">–</text:span><text:span text:style-name="T114"><text:s/>2015</text:span><text:span text:style-name="T115"/></text:p>
          </table:table-cell>
        </table:table-row>
        <table:table-row table:style-name="TableRow0402">
          <table:table-cell table:style-name="TableCell040200">
            <text:p text:style-name="P42"><text:span text:style-name="T116">Subject Includes</text:span><text:span text:style-name="T117"/></text:p>
          </table:table-cell>
          <table:table-cell table:style-name="TableCell040201">
            <text:p text:style-name="P42"><text:span text:style-name="T118">- Grid Computing</text:span></text:p>
            <text:p text:style-name="P42"><text:span text:style-name="T118">- Distributing System </text:span></text:p>
            <text:p text:style-name="P42"><text:span text:style-name="T118">- Functional Programming </text:span></text:p>
            <text:p text:style-name="P42"><text:span text:style-name="T118">- Object Oriented Programming </text:span></text:p>
            <text:p text:style-name="P42"><text:span text:style-name="T118">- Database designed and Modelling.<text:s text:c="2"/></text:span></text:p>
            <text:p text:style-name="P42"><text:span text:style-name="T118">- Middle-ware programming </text:span></text:p>
            <text:p text:style-name="P42"><text:span text:style-name="T118">- Databases and SQL</text:span><text:span text:style-name="T119"/></text:p>
          </table:table-cell>
        </table:table-row>
        <table:table-row table:style-name="TableRow0403">
          <table:table-cell table:style-name="TableCell040300">
            <text:p text:style-name="P44"><text:span text:style-name="T120">Institution</text:span><text:span text:style-name="T121"/></text:p>
          </table:table-cell>
          <table:table-cell table:style-name="TableCell040301">
            <text:p text:style-name="P45"><text:span text:style-name="T122">Auchi Polytechnic (Comp. Science) [Upper credit 3.36]</text:span><text:span text:style-name="T123"/></text:p>
          </table:table-cell>
        </table:table-row>
        <table:table-row table:style-name="TableRow0404">
          <table:table-cell table:style-name="TableCell040400">
            <text:p text:style-name="P47"><text:span text:style-name="T124">Period<text:s/></text:span><text:span text:style-name="T125"/></text:p>
          </table:table-cell>
          <table:table-cell table:style-name="TableCell040401">
            <text:p text:style-name="P47"><text:span text:style-name="T126">2008</text:span><text:span text:style-name="T127">–</text:span><text:span text:style-name="T128"><text:s/>2011</text:span><text:span text:style-name="T129"/></text:p>
          </table:table-cell>
        </table:table-row>
        <table:table-row table:style-name="TableRow0405">
          <table:table-cell table:style-name="TableCell040500">
            <text:p text:style-name="P49"><text:span text:style-name="T130">Subject Includes</text:span><text:span text:style-name="T131"/></text:p>
          </table:table-cell>
          <table:table-cell table:style-name="TableCell040501">
            <text:p text:style-name="P49"><text:span text:style-name="T132">•</text:span><text:span text:style-name="T133"><text:s/>System Design &amp;Development </text:span></text:p>
            <text:p text:style-name="P49"><text:span text:style-name="T134">•</text:span><text:span text:style-name="T135"><text:s/>Research Methods </text:span></text:p>
            <text:p text:style-name="P49"><text:span text:style-name="T136">•</text:span><text:span text:style-name="T137"><text:s/>Functional Programming </text:span></text:p>
            <text:p text:style-name="P49"><text:span text:style-name="T138">•</text:span><text:span text:style-name="T139"><text:s/>Principles of Accounting I </text:span></text:p>
            <text:p text:style-name="P49"><text:span text:style-name="T140">•</text:span><text:span text:style-name="T141"><text:s/>Descriptive Mathematics and Statistical Theory. </text:span></text:p>
            <text:p text:style-name="P49"><text:span text:style-name="T142">•</text:span><text:span text:style-name="T143"><text:s/>Linear Programming </text:span></text:p>
            <text:p text:style-name="P49"><text:span text:style-name="T144">•</text:span><text:span text:style-name="T145"><text:s/>Databases and SQL</text:span></text:p>
            <text:p text:style-name="P49"><text:span text:style-name="T146">•</text:span><text:span text:style-name="T147"><text:s/>English I &amp;II</text:span><text:span text:style-name="T148"/></text:p>
          </table:table-cell>
        </table:table-row>
      </table:table>
      <text:p text:style-name="P51"><text:span text:style-name="T148"/></text:p>
      <text:p text:style-name="P51"><text:span text:style-name="T149">Projects</text:span></text:p>
      <text:p text:style-name="P51"><text:span text:style-name="T150"/></text:p>
      <text:p text:style-name="P51"><text:span text:style-name="T151">IPTV Middleware</text:span></text:p>
      <text:p text:style-name="P51"><text:span text:style-name="T152"><text:s text:c="2"/>I was part of the IPTV Software team at triple play-services, where must of my job is to work alongside with the other team's members to develop and maintain an exists system components.</text:span></text:p>
      <text:p text:style-name="P51"><text:span text:style-name="T153"/></text:p>
      <text:p text:style-name="P51"><text:span text:style-name="T154">Account Production and<text:s text:c="2"/>Tax Software</text:span></text:p>
      <text:p text:style-name="P51"><text:span text:style-name="T155"><text:s/>At Iris, I was working alonside with the development team to port existing legacy c code to C++ as an intern.<text:s text:c="2"/></text:span></text:p>
      <text:p text:style-name="P51"><text:span text:style-name="T156"/></text:p>
      <text:p text:style-name="P51"><text:span text:style-name="T157">NG Consys/ MXZ Consys</text:span></text:p>
      <text:p text:style-name="P51"><text:span text:style-name="T158">As part of the window software team at Tyco, I was responsible for incorporating new features and maintaining the MXZ Panel Configuration tool, writing and testing request feature requirement. </text:span></text:p>
      <text:p text:style-name="P51"><text:span text:style-name="T159"/></text:p>
      <text:p text:style-name="P51"><text:span text:style-name="T160">Hobbies</text:span></text:p>
      <text:p text:style-name="P51"><text:span text:style-name="T161">Enjoy programming (artifects), Researching and sometimes playing table tennis, basket ball at leisure time.</text:span></text:p>
      <text:p text:style-name="P51"><text:span text:style-name="T162"/></text:p>
      <text:p text:style-name="P51"><text:span text:style-name="T163">References</text:span></text:p>
      <text:p text:style-name="P51"><text:span text:style-name="T164">Will be provided on reques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